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.297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00000" svg:stroke-linecap="butt" draw:fill="solid" draw:fill-color="#ff0000" draw:textarea-vertical-align="middle" draw:auto-grow-height="false" draw:fit-to-size="false" style:shrink-to-fit="false" fo:min-height="0cm" fo:min-width="1.024cm" fo:padding-top="0.9cm" fo:padding-bottom="0.125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3962c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3" draw:layer="layout" svg:width="1.023cm" svg:height="1.023cm" svg:x="1.499cm" svg:y="11.253cm">
          <text:p text:style-name="P2"><text:span text:style-name="T1">W</text:span><text:span text:style-name="T2">11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3" draw:text-style-name="P4" draw:layer="layout" svg:width="1.023cm" svg:height="1.023cm" svg:x="2.523cm" svg:y="11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1" draw:layer="layout" svg:width="1.023cm" svg:height="1.023cm" svg:x="3.547cm" svg:y="11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3" draw:text-style-name="P4" draw:layer="layout" svg:width="1.023cm" svg:height="1.023cm" svg:x="1.499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5" draw:text-style-name="P5" draw:layer="layout" svg:width="1.023cm" svg:height="1.023cm" svg:x="2.523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1" draw:layer="layout" svg:width="1.023cm" svg:height="1.023cm" svg:x="3.547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4" draw:text-style-name="P1" draw:layer="layout" svg:width="1.023cm" svg:height="1.023cm" svg:x="1.499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4" draw:text-style-name="P1" draw:layer="layout" svg:width="1.023cm" svg:height="1.023cm" svg:x="2.523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4" draw:text-style-name="P1" draw:layer="layout" svg:width="1.023cm" svg:height="1.023cm" svg:x="3.547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6" draw:text-style-name="P6" draw:layer="layout" svg:width="0.799cm" svg:height="0.799cm" svg:x="13.9cm" svg:y="3.924cm">
          <text:p text:style-name="P2"><text:span text:style-name="T4">s</text:span><text:span text:style-name="T5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7" draw:text-style-name="P6" draw:layer="layout" svg:width="0.799cm" svg:height="0.799cm" svg:x="13.9cm" svg:y="5.325cm">
          <text:p text:style-name="P2"><text:span text:style-name="T4">s</text:span><text:span text:style-name="T5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8" draw:text-style-name="P6" draw:layer="layout" svg:width="0.799cm" svg:height="0.799cm" svg:x="13.9cm" svg:y="6.725cm">
          <text:p text:style-name="P2"><text:span text:style-name="T4">s</text:span><text:span text:style-name="T5">2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9" draw:text-style-name="P6" draw:layer="layout" svg:width="0.799cm" svg:height="0.799cm" svg:x="13.9cm" svg:y="8.125cm">
          <text:p text:style-name="P2"><text:span text:style-name="T4">s</text:span><text:span text:style-name="T5">2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10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1" draw:text-style-name="P6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2" draw:text-style-name="P9" draw:layer="layout" svg:width="1.023cm" svg:height="1.023cm" svg:x="14.076cm" svg:y="11.25cm">
            <text:p text:style-name="P8"><text:span text:style-name="T1">s</text:span><text:span text:style-name="T2">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3" draw:text-style-name="P6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4" draw:text-style-name="P9" draw:layer="layout" svg:width="1.023cm" svg:height="1.023cm" svg:x="14.076cm" svg:y="12.274cm">
            <text:p text:style-name="P8"><text:span text:style-name="T1">s</text:span><text:span text:style-name="T2">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62" draw:style-name="gr15" draw:text-style-name="P10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3" draw:style-name="gr16" draw:text-style-name="P7" draw:layer="layout" svg:width="2.599cm" svg:height="0.73cm" draw:transform="rotate (-0.213104701668507) translate (5.644cm 1.924cm)">
          <text:p text:style-name="P2"><text:span text:style-name="T4">W</text:span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7</meta:editing-cycles>
    <meta:creation-date>2017-01-09T19:15:28</meta:creation-date>
    <dc:date>2021-11-05T14:47:49.770456212</dc:date>
    <meta:editing-duration>PT32M3S</meta:editing-duration>
    <meta:generator>LibreOffice/6.4.3.2$Linux_X86_64 LibreOffice_project/40$Build-2</meta:generator>
    <meta:document-statistic meta:object-count="5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